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0.322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288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1611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1.8403in"/>
    </style:style>
    <style:style style:name="Table5.6" style:family="table-row">
      <style:table-row-properties style:min-row-height="0.1556in"/>
    </style:style>
    <style:style style:name="Table6" style:family="table">
      <style:table-properties style:width="7.7944in" fo:margin-left="-0.5132in" table:align="left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0.1986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3438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5" style:family="paragraph" style:parent-style-name="Standard">
      <style:text-properties fo:color="#000000" style:font-name="Times New Romance"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7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1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0"><text:tab/><text:placeholder text:placeholder-type="text">&lt;o.delivery_order_id and o.delivery_order_id.transporter or ''&gt;</text:placeholder></text:p>
            <text:p text:style-name="P10"><text:tab/><text:placeholder text:placeholder-type="text">&lt;o.delivery_order_id and o.delivery_order_id.truck or ''&gt;</text:placeholder></text:p>
            <text:p text:style-name="P10"><text:tab/><text:placeholder text:placeholder-type="text">&lt;o.partner_id and o.partner_id.city or ''&gt;</text:placeholder></text:p>
            <text:p text:style-name="P10"/>
            <text:p text:style-name="P10"><text:tab/><text:placeholder text:placeholder-type="text">&lt;get_date(o.date_invoice)&gt;</text:placeholder></text:p>
            <text:p text:style-name="P10"/>
            <text:p text:style-name="P10"/>
            <text:p text:style-name="P10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2">
          <table:table-cell table:style-name="Table5.A1" table:number-columns-spanned="6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><text:span text:style-name="T1">Gross</text:span> <text:span text:style-name="T1">Amount:</text:span></text:p>
            <text:p text:style-name="P17"/>
            <text:p text:style-name="P17">Basic Excise Duty:</text:p>
            <text:p text:style-name="P2"/>
            <text:p text:style-name="P2">Edu Cess: </text:p>
            <text:p text:style-name="P2"/>
            <text:p text:style-name="P2">Sec &amp; H Edu Cess:</text:p>
            <text:p text:style-name="P2"/>
            <text:p text:style-name="P2">Subtotal + Excise Duty:</text:p>
            <text:p text:style-name="P2"/>
            <text:p text:style-name="P2">CST: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get_qty_bags(line.quantity, line.uos_id and line.uos_id.name or False, o.invoice_type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False),2)&gt;</text:placeholder></text:p>
            <text:p text:style-name="P2"/>
            <text:p text:style-name="P2"/>
            <text:p text:style-name="P2"/>
            <text:p text:style-name="P15"><text:placeholder text:placeholder-type="text">&lt;o.excise_duty_id and o.excise_duty_id.amount or ''&gt;</text:placeholder></text:p>
            <text:p text:style-name="P15"/>
            <text:p text:style-name="P15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''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,2)&gt;</text:placeholder></text:p>
            <text:p text:style-name="P2"/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,2)&gt;</text:placeholder></text:p>
            <text:p text:style-name="P2"/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*(o.excise_duty_id and o.excise_duty_id.amount or '')/100,2)&gt;</text:placeholder></text:p>
            <text:p text:style-name="P2"><text:soft-page-break/></text:p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&gt;</text:placeholder></text:p>
            <text:p text:style-name="P2"/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&gt;</text:placeholder></text:p>
            <text:p text:style-name="P2"/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&gt;</text:placeholder><text:soft-page-break/></text:p>
            <text:p text:style-name="P2"/>
            <text:p text:style-name="P2"><text:placeholder text:placeholder-type="text">&lt;round(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*(o.sale_tax_id and o.sale_tax_id.amount or '')/100, 2)&gt;</text:placeholder><text:soft-page-break/></text:p>
            <text:p text:style-name="P2"/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0"/>
            <text:p text:style-name="P10"><text:placeholder text:placeholder-type="text">&lt;amount_to_text(get_total_amount(o.invoice_line, o.sale_tax_id, o.excise_duty_id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"><text:placeholder text:placeholder-type="text">&lt;get_total_example(o.invoice_line or False, o.excise_duty_id and o.excise_duty_id.amount or False, o.excise_duty_id and o.sale_tax_id.amount or False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0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0"/>
          </table:table-cell>
          <table:table-cell table:style-name="Table6.A1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5T22:30:46</dc:date>
    <dc:creator>phuoc </dc:creator>
    <meta:editing-duration>PT13H51M24S</meta:editing-duration>
    <meta:editing-cycles>155</meta:editing-cycles>
    <meta:generator>LibreOffice/3.5$Linux_x86 LibreOffice_project/350m1$Build-2</meta:generator>
    <meta:document-statistic meta:table-count="6" meta:image-count="0" meta:object-count="0" meta:page-count="4" meta:paragraph-count="58" meta:word-count="460" meta:character-count="5950" meta:non-whitespace-character-count="5495"/>
  </office:meta>
</office:document-meta>
</file>